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T1" style:family="text">
      <style:text-properties style:font-name="Proxima Nova" style:font-name-asian="Proxima Nova1" style:font-name-complex="Proxima Nova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ymeog4utmkzf"/><text:span text:style-name="T1"><office:annotation office:name="__Annotation__6_809900365"><dc:creator>Jarrad Hope</dc:creator><dc:date>2018-02-10T10:34:55</dc:date><text:p><text:span text:style-name="T2">TODO</text:span></text:p></office:annotation></text:span><text:span text:style-name="T1">Contents</text:span><office:annotation-end office:name="__Annotation__6_809900365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" meta:character-count="8" meta:non-whitespace-character-count="8"/>
    <meta:generator>LibreOfficeDev/5.1.0.3$Linux_X86_64 LibreOffice_project/</meta:generator>
  </office:meta>
</office:document-meta>
</file>